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388cm" fo:min-width="0.63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388cm" fo:min-width="0.632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388cm" fo:min-width="0.6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388cm" fo:min-width="0.632cm"/>
    </style:style>
    <style:style style:name="gr6" style:family="graphic" style:parent-style-name="standard">
      <style:graphic-properties draw:stroke="none" svg:stroke-color="#000000" draw:fill="none" draw:fill-color="#ffffff" fo:min-height="0.904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388cm" fo:min-width="0.632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65cm" fo:min-width="0.4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65cm" fo:min-width="1.3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0.65cm" fo:min-width="0.4cm"/>
    </style:style>
    <style:style style:name="gr11" style:family="graphic" style:parent-style-name="standard">
      <style:graphic-properties draw:fill-color="#6666ff" draw:textarea-horizontal-align="justify" draw:textarea-vertical-align="middle" draw:auto-grow-height="false" fo:min-height="0.65cm" fo:min-width="0.4cm"/>
    </style:style>
    <style:style style:name="gr12" style:family="graphic" style:parent-style-name="standard">
      <style:graphic-properties draw:fill-color="#99ff66" draw:textarea-horizontal-align="justify" draw:textarea-vertical-align="middle" draw:auto-grow-height="false" fo:min-height="3.35cm" fo:min-width="0.1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ffff99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-color="#99ff66"/>
      <style:paragraph-properties fo:text-align="center"/>
      <style:text-properties fo:color="#000000" fo:font-size="10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loext:graphic-properties draw:fill-color="#000000"/>
      <style:paragraph-properties fo:text-align="center"/>
      <style:text-properties fo:color="#000000" fo:font-size="10pt" fo:font-weight="bold" style:font-size-asian="18pt" style:font-size-complex="18p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color="#ffffff" fo:font-weight="bold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000000" fo:font-size="10pt" fo:font-weight="bold" style:font-size-asian="18pt" style:font-size-complex="18pt"/>
    </style:style>
    <style:style style:name="T4" style:family="text">
      <style:text-properties style:text-position="sub 58%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1.6cm" svg:height="0.9cm" svg:x="1.1cm" svg:y="4.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6cm" svg:height="0.9cm" svg:x="1.101cm" svg:y="1.401cm">
          <text:p text:style-name="P1"><text:span text:style-name="T1">B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0.9cm" svg:x="3.7cm" svg:y="1.4cm">
          <text:p text:style-name="P1"><text:span text:style-name="T1">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0.9cm" svg:x="3.7cm" svg:y="4.2cm">
          <text:p text:style-name="P1"><text:span text:style-name="T1">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0.9cm" svg:x="6.1cm" svg:y="1.4cm">
          <text:p text:style-name="P1"><text:span text:style-name="T1">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0.9cm" svg:x="6.1cm" svg:y="4.2cm">
          <text:p text:style-name="P1"><text:span text:style-name="T1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0.9cm" svg:x="8.5cm" svg:y="1.4cm">
          <text:p text:style-name="P1"><text:span text:style-name="T1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6cm" svg:height="0.9cm" svg:x="8.5cm" svg:y="4.3cm">
          <text:p text:style-name="P1"><text:span text:style-name="T2">AA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01cm" svg:y1="2.301cm" svg:x2="1.9cm" svg:y2="4.3cm" draw:start-shape="id1" draw:start-glue-point="8" draw:end-shape="id2" draw:end-glue-point="4" svg:d="M1901 2301c0 1500-1 501-1 1999" svg:viewBox="0 0 2 2000">
          <text:p/>
        </draw:connector>
        <draw:connector draw:style-name="gr4" draw:text-style-name="P5" draw:layer="layout" draw:type="curve" svg:x1="2.7cm" svg:y1="4.75cm" svg:x2="3.7cm" svg:y2="1.85cm" draw:start-shape="id2" draw:start-glue-point="10" draw:end-shape="id3" draw:end-glue-point="6" svg:d="M2700 4750c753 0 503-1449 501-1449-1 0-252-1451 499-1451" svg:viewBox="0 0 1001 2901">
          <text:p/>
        </draw:connector>
        <draw:connector draw:style-name="gr4" draw:text-style-name="P5" draw:layer="layout" draw:type="curve" svg:x1="4.5cm" svg:y1="2.3cm" svg:x2="4.5cm" svg:y2="4.2cm" draw:start-shape="id3" draw:start-glue-point="8" draw:end-shape="id4" draw:end-glue-point="4" svg:d="M4500 2300v1900" svg:viewBox="0 0 1 1901">
          <text:p/>
        </draw:connector>
        <draw:connector draw:style-name="gr4" draw:text-style-name="P5" draw:layer="layout" draw:type="curve" svg:x1="5.3cm" svg:y1="4.65cm" svg:x2="6.1cm" svg:y2="1.85cm" draw:start-shape="id4" draw:start-glue-point="10" draw:end-shape="id5" draw:end-glue-point="6" svg:d="M5300 4650c753 0 503-1399 401-1399-101 0-352-1401 399-1401" svg:viewBox="0 0 801 2801">
          <text:p/>
        </draw:connector>
        <draw:connector draw:style-name="gr4" draw:text-style-name="P5" draw:layer="layout" draw:type="curve" svg:x1="6.9cm" svg:y1="2.3cm" svg:x2="6.9cm" svg:y2="4.2cm" draw:start-shape="id5" draw:start-glue-point="8" draw:end-shape="id6" draw:end-glue-point="4" svg:d="M6900 2300v1900" svg:viewBox="0 0 1 1901">
          <text:p/>
        </draw:connector>
        <draw:connector draw:style-name="gr4" draw:text-style-name="P5" draw:layer="layout" draw:type="curve" svg:x1="7.7cm" svg:y1="4.65cm" svg:x2="8.5cm" svg:y2="1.85cm" draw:start-shape="id6" draw:start-glue-point="10" draw:end-shape="id7" draw:end-glue-point="6" svg:d="M7700 4650c753 0 503-1399 401-1399-101 0-352-1401 399-1401" svg:viewBox="0 0 801 2801">
          <text:p/>
        </draw:connector>
        <draw:connector draw:style-name="gr4" draw:text-style-name="P5" draw:layer="layout" draw:type="curve" svg:x1="9.3cm" svg:y1="2.3cm" svg:x2="9.3cm" svg:y2="4.3cm" draw:start-shape="id7" draw:start-glue-point="8" draw:end-shape="id8" draw:end-glue-point="4" svg:d="M9300 2300v2000" svg:viewBox="0 0 1 2001">
          <text:p/>
        </draw:connector>
      </draw:page>
      <draw:page draw:name="page2" draw:style-name="dp1" draw:master-page-name="Výchozí">
        <draw:custom-shape draw:style-name="gr1" draw:text-style-name="P2" draw:layer="layout" svg:width="1.6cm" svg:height="0.9cm" svg:x="1.501cm" svg:y="2.201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3.502cm" svg:y="2.202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5.503cm" svg:y="2.203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7.504cm" svg:y="2.204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5cm" svg:y="2.205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2.206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3cm" svg:y="1.1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5.3cm" svg:y="1.1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7.3cm" svg:y="1.1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9.3cm" svg:y="1.1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1.3cm" svg:y="1.1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</draw:page>
      <draw:page draw:name="page3" draw:style-name="dp1" draw:master-page-name="Výchozí">
        <draw:custom-shape draw:style-name="gr1" draw:text-style-name="P2" xml:id="id12" draw:id="id12" draw:layer="layout" svg:width="1.6cm" svg:height="0.9cm" svg:x="1.501cm" svg:y="7.202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1.6cm" svg:height="0.9cm" svg:x="3.902cm" svg:y="7.203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1.6cm" svg:height="0.9cm" svg:x="6.303cm" svg:y="7.204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1.6cm" svg:height="0.9cm" svg:x="8.704cm" svg:y="7.205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1" draw:id="id11" draw:layer="layout" svg:width="1.6cm" svg:height="0.9cm" svg:x="11.105cm" svg:y="7.206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cm" svg:height="0.9cm" svg:x="13.506cm" svg:y="7.207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.6cm" svg:height="0.9cm" svg:x="11.106cm" svg:y="9.207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4" draw:id="id14" draw:layer="layout" svg:width="1.6cm" svg:height="0.9cm" svg:x="13.506cm" svg:y="9.207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6.101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6.101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6.101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6.101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6.101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6.101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7.654cm" svg:x2="8.704cm" svg:y2="7.655cm" draw:start-shape="id9" draw:start-glue-point="10" draw:end-shape="id10" draw:end-glue-point="6" svg:d="M7903 7654c601 0 201 1 801 1" svg:viewBox="0 0 802 2">
          <text:p/>
        </draw:connector>
        <draw:connector draw:style-name="gr4" draw:text-style-name="P5" draw:layer="layout" draw:type="line" svg:x1="10.304cm" svg:y1="7.655cm" svg:x2="11.105cm" svg:y2="7.656cm" draw:start-shape="id10" draw:start-glue-point="10" draw:end-shape="id11" draw:end-glue-point="6" svg:d="M10304 7655l801 1" svg:viewBox="0 0 802 2">
          <text:p/>
        </draw:connector>
        <draw:connector draw:style-name="gr4" draw:text-style-name="P5" draw:layer="layout" draw:type="line" svg:x1="3.101cm" svg:y1="7.652cm" svg:x2="3.902cm" svg:y2="7.653cm" draw:start-shape="id12" draw:start-glue-point="10" draw:end-shape="id13" svg:d="M3101 7652l801 1" svg:viewBox="0 0 802 2">
          <text:p/>
        </draw:connector>
        <draw:connector draw:style-name="gr4" draw:text-style-name="P5" draw:layer="layout" draw:type="line" svg:x1="5.502cm" svg:y1="7.653cm" svg:x2="6.303cm" svg:y2="7.654cm" draw:start-shape="id13" draw:start-glue-point="10" draw:end-shape="id9" draw:end-glue-point="6" svg:d="M5502 7653l801 1" svg:viewBox="0 0 802 2">
          <text:p/>
        </draw:connector>
        <draw:connector draw:style-name="gr4" draw:text-style-name="P5" draw:layer="layout" draw:type="line" svg:x1="12.705cm" svg:y1="7.656cm" svg:x2="13.506cm" svg:y2="9.657cm" draw:start-shape="id11" draw:start-glue-point="10" draw:end-shape="id14" draw:end-glue-point="6" svg:d="M12705 7656l801 2001" svg:viewBox="0 0 802 2002">
          <text:p/>
        </draw:connector>
        <draw:custom-shape draw:style-name="gr1" draw:text-style-name="P2" xml:id="id21" draw:id="id21" draw:layer="layout" svg:width="1.6cm" svg:height="0.9cm" svg:x="1.501cm" svg:y="2.20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2" draw:id="id22" draw:layer="layout" svg:width="1.6cm" svg:height="0.9cm" svg:x="3.902cm" svg:y="2.204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1.6cm" svg:height="0.9cm" svg:x="6.303cm" svg:y="2.205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1.6cm" svg:height="0.9cm" svg:x="8.704cm" svg:y="2.206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8" draw:id="id18" draw:layer="layout" svg:width="1.6cm" svg:height="0.9cm" svg:x="11.105cm" svg:y="2.207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9" draw:id="id19" draw:layer="layout" svg:width="1.6cm" svg:height="0.9cm" svg:x="13.506cm" svg:y="2.2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7" draw:id="id17" draw:layer="layout" svg:width="1.6cm" svg:height="0.9cm" svg:x="11.1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0" draw:id="id20" draw:layer="layout" svg:width="1.6cm" svg:height="0.9cm" svg:x="13.5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02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1.102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1.102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1.102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1.102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1.102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2.655cm" svg:x2="8.704cm" svg:y2="2.656cm" draw:start-shape="id15" draw:start-glue-point="10" draw:end-shape="id16" draw:end-glue-point="6" svg:d="M7903 2655c601 0 201 1 801 1" svg:viewBox="0 0 802 2">
          <text:p/>
        </draw:connector>
        <draw:connector draw:style-name="gr4" draw:text-style-name="P5" draw:layer="layout" draw:type="line" svg:x1="10.304cm" svg:y1="2.656cm" svg:x2="11.106cm" svg:y2="4.658cm" draw:start-shape="id16" draw:start-glue-point="10" draw:end-shape="id17" draw:end-glue-point="6" svg:d="M10304 2656l802 2002" svg:viewBox="0 0 803 2003">
          <text:p/>
        </draw:connector>
        <draw:connector draw:style-name="gr4" draw:text-style-name="P5" draw:layer="layout" draw:type="line" svg:x1="10.304cm" svg:y1="2.656cm" svg:x2="11.105cm" svg:y2="2.657cm" draw:start-shape="id16" draw:start-glue-point="10" draw:end-shape="id18" draw:end-glue-point="6" svg:d="M10304 2656l801 1" svg:viewBox="0 0 802 2">
          <text:p/>
        </draw:connector>
        <draw:connector draw:style-name="gr4" draw:text-style-name="P5" draw:layer="layout" draw:type="line" svg:x1="12.705cm" svg:y1="2.657cm" svg:x2="13.506cm" svg:y2="2.658cm" draw:start-shape="id18" draw:start-glue-point="10" draw:end-shape="id19" draw:end-glue-point="6" svg:d="M12705 2657l801 1" svg:viewBox="0 0 802 2">
          <text:p/>
        </draw:connector>
        <draw:connector draw:style-name="gr4" draw:text-style-name="P5" draw:layer="layout" draw:type="line" svg:x1="12.706cm" svg:y1="4.658cm" svg:x2="13.506cm" svg:y2="4.658cm" draw:start-shape="id17" draw:start-glue-point="10" draw:end-shape="id20" draw:end-glue-point="6" svg:d="M12706 4658h800" svg:viewBox="0 0 801 1">
          <text:p/>
        </draw:connector>
        <draw:connector draw:style-name="gr4" draw:text-style-name="P5" draw:layer="layout" draw:type="line" svg:x1="12.706cm" svg:y1="4.658cm" svg:x2="13.506cm" svg:y2="2.658cm" draw:start-shape="id17" draw:start-glue-point="10" draw:end-shape="id19" draw:end-glue-point="6" svg:d="M12706 4658l800-2000" svg:viewBox="0 0 801 2001">
          <text:p/>
        </draw:connector>
        <draw:connector draw:style-name="gr4" draw:text-style-name="P5" draw:layer="layout" draw:type="line" svg:x1="3.101cm" svg:y1="2.653cm" svg:x2="3.902cm" svg:y2="2.654cm" draw:start-shape="id21" draw:start-glue-point="10" draw:end-shape="id22" svg:d="M3101 2653l801 1" svg:viewBox="0 0 802 2">
          <text:p/>
        </draw:connector>
        <draw:connector draw:style-name="gr4" draw:text-style-name="P5" draw:layer="layout" draw:type="line" svg:x1="5.502cm" svg:y1="2.654cm" svg:x2="6.303cm" svg:y2="2.655cm" draw:start-shape="id22" draw:start-glue-point="10" draw:end-shape="id15" draw:end-glue-point="6" svg:d="M5502 2654l801 1" svg:viewBox="0 0 802 2">
          <text:p/>
        </draw:connector>
        <draw:connector draw:style-name="gr4" draw:text-style-name="P5" draw:layer="layout" draw:type="line" svg:x1="12.705cm" svg:y1="2.657cm" svg:x2="13.506cm" svg:y2="4.658cm" draw:start-shape="id18" draw:start-glue-point="10" draw:end-shape="id20" draw:end-glue-point="6" svg:d="M12705 2657l801 2001" svg:viewBox="0 0 802 2002">
          <text:p/>
        </draw:connector>
      </draw:page>
      <draw:page draw:name="page4" draw:style-name="dp1" draw:master-page-name="Výchozí">
        <draw:custom-shape draw:style-name="gr8" draw:text-style-name="P2" draw:layer="layout" svg:width="0.9cm" svg:height="0.9cm" svg:x="2.8cm" svg:y="2.8cm">
          <text:p text:style-name="P10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3.7cm" svg:y="2.8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4.6cm" svg:y="2.8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5.5cm" svg:y="2.8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6.4cm" svg:y="2.8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7.3cm" svg:y="2.8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8.2cm" svg:y="2.8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9.1cm" svg:y="2.8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8cm" svg:height="0.9cm" svg:x="10cm" svg:y="2.8cm">
          <text:p text:style-name="P10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1.8cm" svg:y="2.8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2.7cm" svg:y="2.8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3.6cm" svg:y="2.8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4.5cm" svg:y="2.8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5.4cm" svg:y="2.8cm">
          <text:p text:style-name="P10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6.3cm" svg:y="2.8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7.2cm" svg:y="2.8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8.1cm" svg:y="2.8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2.8cm" svg:y="4.6cm">
          <text:p text:style-name="P10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3.7cm" svg:y="4.6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3.7cm" svg:y="5.5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4.6cm" svg:y="4.6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4.6cm" svg:y="5.5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4.6cm" svg:y="6.4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5.5cm" svg:y="4.6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5.5cm" svg:y="5.5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5.5cm" svg:y="6.4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5.5cm" svg:y="7.3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6.4cm" svg:y="4.6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6.4cm" svg:y="5.5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6.4cm" svg:y="6.4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6.4cm" svg:y="7.3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6.4cm" svg:y="8.2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7.3cm" svg:y="5.5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7.3cm" svg:y="6.4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7.3cm" svg:y="7.3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7.3cm" svg:y="8.2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7.3cm" svg:y="9.1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8.2cm" svg:y="6.4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8.2cm" svg:y="7.3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8.2cm" svg:y="8.2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8.2cm" svg:y="9.1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8.2cm" svg:y="10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9.1cm" svg:y="7.3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9.1cm" svg:y="8.2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9.1cm" svg:y="9.1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9.1cm" svg:y="10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9.1cm" svg:y="10.9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2.8cm" svg:y="3.7cm">
          <text:p text:style-name="P10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3.7cm" svg:y="3.7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4.6cm" svg:y="3.7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5.5cm" svg:y="3.7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cm" svg:height="0.9cm" svg:x="1.9cm" svg:y="3.7cm">
          <text:p text:style-name="P10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8.1cm" svg:y="3.7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9cm" svg:height="0.9cm" svg:x="19cm" svg:y="3.7cm">
          <text:p text:style-name="P1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7.2cm" svg:y="3.7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7.2cm" svg:y="4.6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6.3cm" svg:y="3.7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6.3cm" svg:y="4.6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6.3cm" svg:y="5.5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5.4cm" svg:y="3.7cm">
          <text:p text:style-name="P10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5.4cm" svg:y="4.6cm">
          <text:p text:style-name="P10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5.4cm" svg:y="5.5cm">
          <text:p text:style-name="P10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5.4cm" svg:y="6.4cm">
          <text:p text:style-name="P10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4.5cm" svg:y="4.6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4.5cm" svg:y="5.5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4.5cm" svg:y="6.4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4.5cm" svg:y="7.3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3.6cm" svg:y="5.5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3.6cm" svg:y="6.4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3.6cm" svg:y="7.3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3.6cm" svg:y="8.2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8.1cm" svg:y="4.6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7.2cm" svg:y="5.5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6.3cm" svg:y="6.4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5.4cm" svg:y="7.3cm">
          <text:p text:style-name="P10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4.5cm" svg:y="8.2cm">
          <text:p text:style-name="P10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3.6cm" svg:y="9.1cm">
          <text:p text:style-name="P10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2.7cm" svg:y="6.4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2.7cm" svg:y="7.3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2.7cm" svg:y="8.2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2.7cm" svg:y="9.1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2.7cm" svg:y="10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1.8cm" svg:y="7.3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1.8cm" svg:y="8.2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1.8cm" svg:y="9.1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1.8cm" svg:y="10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cm" svg:height="0.9cm" svg:x="11.8cm" svg:y="10.9cm">
          <text:p text:style-name="P10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cm" svg:height="3.6cm" svg:x="11.2cm" svg:y="8.2cm">
          <text:p text:style-name="P10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6cm" svg:height="3.6cm" svg:x="10cm" svg:y="8.2cm">
          <text:p text:style-name="P10"><text:span text:style-name="T1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22:15:01.062000000</meta:creation-date>
    <meta:generator>LibreOffice/5.0.2.2$Windows_x86 LibreOffice_project/37b43f919e4de5eeaca9b9755ed688758a8251fe</meta:generator>
    <dc:date>2016-06-11T00:48:29.118000000</dc:date>
    <meta:editing-duration>PT2H1M18S</meta:editing-duration>
    <meta:editing-cycles>31</meta:editing-cycles>
    <meta:document-statistic meta:object-count="160"/>
  </office:meta>
</office:document-meta>
</file>